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legend of Zelda ou simplement « Zelda » est une série de jeux d'action-aventure créée par Shigeru Moyamoto et Takashi Tezuka, développeurs chez Nintendo. Depuis 1986, ce n'est pas moins de 19 jeux qui ont vu le jour depuis le premier opus sur NES jusqu'au dernier en date, Breath of the Wild en 2018.</text:p>
      <text:p text:style-name="Standard"/>
      <text:p text:style-name="Standard">L'histoire, aux premiers abords assez basiques, le héros Link qui doit sauver le monde et la princesse Zelda du grand méchant Ganondorf (ou Ganon), a su se diversifier se complexifier au fil des années et ainsi devenir une licence culte du jeu-vidéo moderne.</text:p>
      <text:p text:style-name="Standard"/>
      <text:p text:style-name="Standard">La série est notamment connue <text:s/>pour son côté exploration et découverte, son gameplay, ses scénarios et personnages profonds, ses musiques intemporelles et ses nombreuses quêtes secondaires. L'épisode probablement le plus connu, Ocarina of Time, sorti en 1998 est considéré par les utilisateurs de Métacritic (un site qui répertorie des notes de tous les jeux) comme le meilleur jeu de tous les temps, toutes consoles confondues. Il est aussi le jeu qui s'est le plus vite vendu avec pas moins de 6 millions de copies écoulées en seulement 8 semaines. </text:p>
      <text:p text:style-name="Text_20_body"/>
      <text:p text:style-name="P2">Les jeux <text:span text:style-name="T1">The Legend of Zelda</text:span> se déroulent dans un univers fantastique où existent magie, divinités, créatures diverses, héros et princesse. Un univers où existe le Bon et le Mauvais côté, où le Héros doit vaincre le Mal au profit du Bien. Dans divers jeux de <text:span text:style-name="T1">The Legend of Zelda</text:span>, certaines créatures peuvent être des références à des êtres ou monstres mythologiques tirés de la littérature fantastique (comme pour les Hyliens qui sont semblables aux elfes) ou dans les cultures de différents pays.</text:p>
      <text:p text:style-name="P2">Il existe aussi une ambiance propre à chacun des jeux, grâce au scénario (<text:span text:style-name="T1">Ocarina of Time</text:span>, <text:span text:style-name="T1">Link's Awakening</text:span>), grâce au design des graphismes (<text:span text:style-name="T1">Twilight Princess</text:span>, <text:span text:style-name="T1">The Wind Waker</text:span>), ou même grâce à l’originalité du gameplay (<text:span text:style-name="T1">Majora's Mask</text:span>, <text:span text:style-name="T1">Spirit Tracks</text:span>, <text:span text:style-name="T1">Skyward Sword</text:span>). Ainsi, chaque jeu est différent</text:p>
      <text:p text:style-name="P3">Mis à part quelques épisodes tels que <text:span text:style-name="T1">The Legend of Zelda: Majora's Mask</text:span> ou <text:span text:style-name="T1">The Legend of Zelda: Link's Awakening</text:span>, chaque jeu de la série suit un scénario principal identique : le héros, Link, doit anéantir le seigneur du Mal, souvent Ganon, et sauver la princesse Zelda. Link peut être un personnage différent selon les épisodes, mais sa tenue (une tunique verte et un bonnet pointu) est toujours la même, excepté dans le dernier Zelda paru en 2017, Breath of the Wild. Dans certains épisodes, le nom de Link peut être personnalisé par le joueur.</text:p>
      <text:p text:style-name="P4">Le but principal du jeu est de vaincre Ganondorf ou Ganon (tout dépend de sa forme dans le jeu) soit en rassemblant la triforce (sagesse, courage, force) soit par un moyen détourné. La force de Zelda c'est son renouvellement, la saga a toujours su rendre chacun de ses jeux uniques avec les personnages, les époques, les scénarios, les lieux, les musiques, etc... Certains opus sont également plus sombres que d'autres et donc parlent plus à certaines tranches de joueurs. Majora's Mask est considéré par beaucoup comme le jeu le plus effrayant de la série, Ocarina of Time le plus nostalgique, Twilight Princess comme le plus sombre et sérieux, chaque jeu a un but scénaristique qu'il réussit toujours à mener à bien. Tous les opus ont un public en fonction de leur support, par exemple sur DS, le gameplay et les énigmes sont plus simples puisqu'on privilégie les enfants. Sur consoles de salons, les graphismes sont plus poussés grâce à la puissance de celle-ci mais l'histoire est impactée également, c'est sur console de salon qu'ont vu le jour les épisodes les plus marquants et sombres (Majora's Mask, Twilight Princess). En bref, tous les jeux Zelda ont leur identité et malgré leur licence commune, chaque histoire est liée l'une à l'autre de façon intelligente et on peut facilement jongler entre plusieurs Zelda sans avoir ennuie on redondanc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eo Scacchia</meta:initial-creator>
    <meta:creation-date>2020-08-02T18:11:34.60</meta:creation-date>
    <meta:document-statistic meta:table-count="0" meta:image-count="0" meta:object-count="0" meta:page-count="1" meta:paragraph-count="7" meta:word-count="636" meta:character-count="3811"/>
    <dc:date>2020-08-02T18:31:52.09</dc:date>
    <dc:creator>Matteo Scacchia</dc:creator>
    <meta:editing-duration>PT20M18S</meta:editing-duration>
    <meta:editing-cycles>1</meta:editing-cycles>
    <meta:generator>OpenOffice/4.1.3$Win32 OpenOffice.org_project/413m1$Build-9783</meta:generator>
  </office:meta>
</office:document-meta>
</file>